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1" style:parent-style-name="Standard" style:family="paragraph">
      <style:paragraph-properties fo:margin-left="-0.0034in" fo:margin-right="0in">
        <style:tab-stops/>
      </style:paragraph-properties>
    </style:style>
    <style:style style:name="T1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5" style:parent-style-name="Standard" style:family="paragraph">
      <style:paragraph-properties fo:margin-left="-0.0034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7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8" style:parent-style-name="Standard" style:family="paragraph">
      <style:paragraph-properties fo:margin-left="-0.0034in" fo:margin-right="0in">
        <style:tab-stops/>
      </style:paragraph-properties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40" style:parent-style-name="Standard" style:family="paragraph">
      <style:paragraph-properties fo:margin-left="-0.0034in" fo:margin-right="0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4" style:parent-style-name="Standard" style:family="paragraph">
      <style:paragraph-properties fo:margin-left="0in" fo:margin-right="0in">
        <style:tab-stops/>
      </style:paragraph-properties>
    </style:style>
    <style:style style:name="T4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58" style:parent-style-name="Standard" style:family="paragraph">
      <style:paragraph-properties fo:margin-left="-0.0034in" fo:margin-right="0in">
        <style:tab-stops/>
      </style:paragraph-properties>
    </style:style>
    <style:style style:name="T5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7" style:parent-style-name="Standard" style:family="paragraph">
      <style:paragraph-properties fo:margin-left="-0.0034in" fo:margin-right="0in">
        <style:tab-stops/>
      </style:paragraph-properties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8" style:parent-style-name="Standard" style:family="paragraph">
      <style:paragraph-properties fo:margin-left="-0.0034in" fo:margin-right="0in">
        <style:tab-stops/>
      </style:paragraph-properties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2" style:parent-style-name="Standard" style:family="paragraph">
      <style:paragraph-properties fo:margin-left="-0.0034in" fo:margin-right="0in">
        <style:tab-stops/>
      </style:paragraph-properties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1" style:parent-style-name="Standard" style:family="paragraph">
      <style:paragraph-properties fo:margin-left="-0.0034in" fo:margin-right="0in">
        <style:tab-stops/>
      </style:paragraph-properties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3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4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1" style:parent-style-name="Standard" style:family="paragraph">
      <style:paragraph-properties fo:margin-left="-0.0034in" fo:margin-right="0in">
        <style:tab-stops/>
      </style:paragraph-properties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48" style:parent-style-name="Standard" style:family="paragraph">
      <style:paragraph-properties fo:margin-left="0in" fo:margin-right="0in">
        <style:tab-stops/>
      </style:paragraph-properties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50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3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54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5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56" style:parent-style-name="Standard" style:family="paragraph">
      <style:paragraph-properties fo:margin-left="-0.0034in" fo:margin-right="0in">
        <style:tab-stops/>
      </style:paragraph-properties>
    </style:style>
    <style:style style:name="T15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, Remote,<text:s/></text:span><text:span text:style-name="T4">la...@gmail.com</text:span><text:span text:style-name="T5"><text:s/>|</text:span><text:span text:style-name="T6"><text:s/>t.me/</text:span><text:span text:style-name="T7">...</text:span><text:span text:style-name="T8"><text:s/>| linkedin.com/in/lavantien | github.com/lavantien | +</text:span><text:span text:style-name="T9">...</text:span><text:span text:style-name="T10">.</text:span></text:p>
      <text:p text:style-name="P11"><text:span text:style-name="T12">Proficient = [</text:span><text:span text:style-name="T13">Go</text:span><text:span text:style-name="T14">,<text:s/></text:span><text:span text:style-name="T15">Rust</text:span><text:span text:style-name="T16">,<text:s/></text:span><text:span text:style-name="T17">Java</text:span><text:span text:style-name="T18">,<text:s/></text:span><text:span text:style-name="T19">JavaScript</text:span><text:span text:style-name="T20">,<text:s/></text:span><text:span text:style-name="T21">NextJS</text:span><text:span text:style-name="T22">,<text:s/></text:span><text:span text:style-name="T23">Postgres</text:span><text:span text:style-name="T24">,<text:s/></text:span><text:span text:style-name="T25">Mongo</text:span><text:span text:style-name="T26">,<text:s/></text:span><text:span text:style-name="T27">Docker</text:span><text:span text:style-name="T28">,</text:span><text:span text:style-name="T29"><text:s/>REST</text:span><text:span text:style-name="T30">,</text:span><text:span text:style-name="T31"><text:s/>GRPC</text:span><text:span text:style-name="T32">,</text:span><text:span text:style-name="T33"><text:s/>Linux</text:span><text:span text:style-name="T34">].</text:span></text:p>
      <text:p text:style-name="P35">Domains = [Critical, Edge, Cryptography, Healthcare, Logistics, Infrastructure, Commerce].</text:p>
      <text:p text:style-name="P36">Avoidances = [Gambling, Beverages, Dating, Media, Property, Advertisement, Web3].</text:p>
      <text:p text:style-name="P37"/>
      <text:p text:style-name="P38"><text:span text:style-name="T39">CAREER.</text:span></text:p>
      <text:p text:style-name="P40"><text:span text:style-name="T41">Remote Open-Source Developer - Cariyaputta</text:span><text:span text:style-name="T42">, 11/2022 – Present</text:span><text:span text:style-name="T43">.</text:span></text:p>
      <text:p text:style-name="P44"><text:span text:style-name="T45">* Various Projects &amp; Dotfiles.</text:span></text:p>
      <text:p text:style-name="P46">- Design &amp; develop blazingly fast custom REST APIs, dev pipelines, &amp; game servers in Go, Java, &amp; Rust.</text:p>
      <text:p text:style-name="P47">- Create custom MVPs, prototype web apps, &amp; clones in React, NextJS, TailwindCSS, Mongo, Prisma, &amp; Firebase.</text:p>
      <text:p text:style-name="P48">- Write setup, benchmark, &amp; profile scripts for Linux &amp; optimize Neovim dev environment, &amp; Dotfiles in Lua &amp; Bash.</text:p>
      <text:p text:style-name="P49">- Research &amp; create practical applications of functional programming, concurrency, &amp; parallelism in Go &amp; JavaScript.</text:p>
      <text:p text:style-name="P50">- Research &amp; implement edge computing platforms, distributed systems, &amp; genetic algorithms in C++ &amp; Go.</text:p>
      <text:p text:style-name="P51">- Design &amp; implement libraries for cryptography &amp; embedded systems in C. Compile wikis &amp; documentations.</text:p>
      <text:p text:style-name="P52"><text:span text:style-name="T53">Remote Backend Engineer -</text:span><text:span text:style-name="T54"><text:s/></text:span><text:span text:style-name="T55">NTQ Solution</text:span><text:span text:style-name="T56">, 01/2022 – 10/2022</text:span><text:span text:style-name="T57">.</text:span></text:p>
      <text:p text:style-name="P58"><text:span text:style-name="T59">* Project Dropezy &amp; Sayang.</text:span></text:p>
      <text:p text:style-name="P60">- Thoroughly profiling &amp; optimizing services/infrastructures for production release; successfully shipping the products.</text:p>
      <text:p text:style-name="P61">- Create new &amp; optimize existing MongoDB queries &amp; aggregates; Write a lot of unit tests for 90% code coverage.</text:p>
      <text:p text:style-name="P62">- Improve Go code base with more streamlined structure, apply generics &amp; fuzzy tests. Fix Flutter cloud emulator.</text:p>
      <text:p text:style-name="P63">- Design &amp; implement big data importer in Go &amp; JavaScript, migrate data from CSVs to Firebase &amp; MongoDB.</text:p>
      <text:p text:style-name="P64">- Design &amp; write Customer &amp; Fraud Detection GRPC services in Go; optimize performance of Back Office services.</text:p>
      <text:p text:style-name="P65">- Design &amp; write Order &amp; Task GRPC services in Go; integrate REST APIs with shipping vendors in Go.</text:p>
      <text:p text:style-name="P66">- Mentor junior colleagues, define standard documentations, work with cross-functional teams in Figma &amp; GCP.</text:p>
      <text:p text:style-name="P67"><text:span text:style-name="T68">Remote Backend Engineer -</text:span><text:span text:style-name="T69"><text:s/></text:span><text:span text:style-name="T70">Monster Pixel</text:span><text:span text:style-name="T71">,<text:s/></text:span><text:span text:style-name="T72">08/2021 – 12/2021</text:span><text:span text:style-name="T73">.</text:span></text:p>
      <text:p text:style-name="P74"><text:span text:style-name="T75">* Project Ackio Mesh.</text:span></text:p>
      <text:p text:style-name="P76">- Design, research, document, write &amp; setup infrastructure for an MVP edge computing embedded system.</text:p>
      <text:p text:style-name="P77">- Using Go, Python, AWS &amp; Cloud Native Computing Foundation’s technologies such as EdgeX &amp; Docker Compose.</text:p>
      <text:p text:style-name="P78"><text:span text:style-name="T79">Backend Engineer -</text:span><text:span text:style-name="T80"><text:s/></text:span><text:span text:style-name="T81">FPT Software Ho Chi Minh</text:span><text:span text:style-name="T82">, 07/2020 – 12/2020</text:span><text:span text:style-name="T83">.</text:span></text:p>
      <text:p text:style-name="P84"><text:span text:style-name="T85">* Project ETCC E-470 &amp; Halliburton Baroid.</text:span></text:p>
      <text:p text:style-name="P86">- Pair-programming a Go FTP server, with RabbitMQ, Kafka &amp; MinIO to pre-processing data for AI ML.</text:p>
      <text:p text:style-name="P87">- Implement &amp; optimize Trip Building &amp; Toll Calculation micro-services in Java 8, Spring Boot, &amp; Kafka.</text:p>
      <text:p text:style-name="P88">- Implement BackOffice UI &amp; logic with CUBA, PostgreSQL, &amp; Kafka.</text:p>
      <text:p text:style-name="P89">- Write extensive unit tests matching ISO standards; Fix GCP Kubernetes deployment scripts.</text:p>
      <text:p text:style-name="P90">- Design overall system architecture &amp; write Detailed Design Documents &amp; BPMNs.</text:p>
      <text:p text:style-name="P91"><text:span text:style-name="T92">Fullstack Engineer -</text:span><text:span text:style-name="T93"><text:s/></text:span><text:span text:style-name="T94">PALTECH Company Limited</text:span><text:span text:style-name="T95">,<text:s/></text:span><text:span text:style-name="T96">10/2018 – 02/2019 (internship), 02/2019 – 03/2020</text:span><text:span text:style-name="T97">.</text:span></text:p>
      <text:p text:style-name="P98"><text:span text:style-name="T99">* Project FairExchange.</text:span></text:p>
      <text:p text:style-name="P100">- Migrate from legacy JavaEE &amp; Spring MVC to Java 8 &amp; Spring Boot, from AngularJS to Angular with TypeScript.</text:p>
      <text:p text:style-name="P101">- Design &amp; implement end-to-end APIs from database design to frontend in Java 8 &amp; Spring Boot, or Go.</text:p>
      <text:p text:style-name="P102">- Design &amp; write high performance Blackjack &amp; Bullseye Roulette HTML web games.</text:p>
      <text:p text:style-name="P103">- Write Back Office responsive mobile-first frontend in Angular; design &amp; implement its API &amp; db in Spring Boot.</text:p>
      <text:p text:style-name="P104"><text:span text:style-name="T105">Tech Lead -</text:span><text:span text:style-name="T106"><text:s/></text:span><text:span text:style-name="T107">Team 6789</text:span><text:span text:style-name="T108"><text:s/>(3 members), 08/2017 – 10/2018.</text:span></text:p>
      <text:p text:style-name="P109">* Project SumoBot, LineBot, &amp; MazeBot.</text:p>
      <text:p text:style-name="P110">- Design &amp; create robots’ structures &amp; firmwares in C; optimize algorithms for accuracy &amp; power saving; AWS IoT.</text:p>
      <text:p text:style-name="P111">- Coach software engineering for team members &amp; students.</text:p>
      <text:p text:style-name="P112"><text:span text:style-name="T113">Remote Game Developer -</text:span><text:span text:style-name="T114"><text:s/></text:span><text:span text:style-name="T115">Epic War</text:span><text:span text:style-name="T116">, 08/2007 – 08/2015</text:span><text:span text:style-name="T117">.</text:span></text:p>
      <text:p text:style-name="P118">- Design &amp; write custom WarCraft 3 maps &amp; mods for paid clients in Jass, vJass (OOP Jass), &amp; Lua.</text:p>
      <text:p text:style-name="P119">- Design &amp; model 3D graphical assets &amp; particle effects in Blender; deliver quality product to paid clients every month.</text:p>
      <text:p text:style-name="P120"/>
      <text:p text:style-name="P121">EDUCATION.</text:p>
      <text:p text:style-name="P122"><text:span text:style-name="T123">Modern Software Engineering, MEng</text:span><text:span text:style-name="T124"><text:s/>-</text:span><text:span text:style-name="T125"><text:s/>Self-Taught</text:span><text:span text:style-name="T126">, 20</text:span><text:span text:style-name="T127">15</text:span><text:span text:style-name="T128"><text:s/>– 20</text:span><text:span text:style-name="T129">25</text:span><text:span text:style-name="T130">.</text:span></text:p>
      <text:p text:style-name="P131"><text:span text:style-name="T132">Computer Engineering</text:span><text:span text:style-name="T133">, BEng</text:span><text:span text:style-name="T134"><text:s/>-</text:span><text:span text:style-name="T135"><text:s/></text:span><text:span text:style-name="T136">University of Information Technology</text:span><text:span text:style-name="T137">, GPA 7.19, drop final thesis, 2015 – 2019</text:span><text:span text:style-name="T138">.</text:span></text:p>
      <text:p text:style-name="P139"/>
      <text:p text:style-name="P140">ACTIVITY.</text:p>
      <text:p text:style-name="P141"><text:span text:style-name="T142">1st Place (undefeated) -</text:span><text:span text:style-name="T143"><text:s/></text:span><text:span text:style-name="T144">Team 6789</text:span><text:span text:style-name="T145"><text:s/>(team of 3),<text:s/></text:span><text:span text:style-name="T146">UIT Sumo Robot 2017</text:span><text:span text:style-name="T147">, Robotic Contest.</text:span></text:p>
      <text:p text:style-name="P148"><text:span text:style-name="T149">Regional ACM-ICPC<text:s/></text:span><text:span text:style-name="T150">participant (team of 3) &amp;<text:s/></text:span><text:span text:style-name="T151">National Highschool Olympiad<text:s/></text:span><text:span text:style-name="T152">participant (solo)</text:span><text:span text:style-name="T153">.</text:span></text:p>
      <text:p text:style-name="P154"/>
      <text:p text:style-name="P155">HOBBIES.</text:p>
      <text:p text:style-name="P156"><text:span text:style-name="T157">Programming; Anthropology; Languages; Chess, Rubiks, Video Games</text:span><text:span text:style-name="T158"><text:s/>(Auto Chess, StarCraft)</text:span><text:span text:style-name="T159">; YouTube vide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08-29T14:55:00Z</dc:date>
    <meta:print-date>2023-07-13T14:53:00Z</meta:print-date>
    <meta:template xlink:href="Normal.dotm" xlink:type="simple"/>
    <meta:editing-cycles>233</meta:editing-cycles>
    <meta:editing-duration>PT60960S</meta:editing-duration>
    <meta:document-statistic meta:page-count="1" meta:paragraph-count="8" meta:word-count="653" meta:character-count="4368" meta:row-count="31" meta:non-whitespace-character-count="3723"/>
  </office:meta>
</office:document-meta>
</file>